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 fo:margin-left="127.80pt" fo:text-indent="0.00pt"/>
    </style:style>
    <style:style style:name="P2" style:family="paragraph">
      <style:paragraph-properties fo:line-height="100.00%" fo:text-align="left" fo:margin-left="14.20pt" fo:text-indent="0.00pt"/>
    </style:style>
    <style:style style:name="P3" style:family="paragraph">
      <style:paragraph-properties fo:line-height="100.00%" fo:text-align="left" fo:margin-left="156.20pt" fo:text-indent="0.00pt"/>
    </style:style>
    <style:style style:name="P4" style:family="paragraph">
      <style:paragraph-properties fo:line-height="100.00%" fo:text-align="left" fo:margin-left="177.50pt" fo:text-indent="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177.50pt" fo:text-indent="0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170.40pt" fo:text-indent="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191.70pt" fo:text-indent="0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84.60pt" fo:text-indent="0.00pt"/>
    </style:style>
    <style:style style:name="P17" style:family="paragraph">
      <style:paragraph-properties fo:line-height="100.00%" fo:text-align="left" fo:margin-left="198.80pt" fo:text-indent="0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y Personal and Unity Pro Asset</text:span></text:p>
      <text:p text:style-name="P1"><text:span text:style-name="T2"/></text:p>
      <text:p text:style-name="P2"><text:span text:style-name="T3">Liquid Physics Approximation v1.1</text:span></text:p>
      <text:p text:style-name="P3"><text:span text:style-name="T4"/></text:p>
      <text:p text:style-name="P4"><text:span text:style-name="T5">Mad;Scientists</text:span></text:p>
      <text:p text:style-name="P4"><text:span text:style-name="T6"/></text:p>
      <text:p text:style-name="P4"><text:span text:style-name="T7">27th April, 2016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6"><text:span text:style-name="T9">1 Contents</text:span></text:p>
      <text:p text:style-name="P7"><text:span text:style-name="T10">2 Introduction.</text:span></text:p>
      <text:p text:style-name="P7"><text:span text:style-name="T10">3 Setup.</text:span></text:p>
      <text:p text:style-name="P7"><text:span text:style-name="T10">4 Support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8"><text:span text:style-name="T12">2 Introduction</text:span></text:p>
      <text:p text:style-name="P8"><text:span text:style-name="T13"/></text:p>
      <text:p text:style-name="P9"><text:span text:style-name="T14">Liquid Physics Approximation allows you to create a liquid container (with every type of convex mesh) that contains moving liquid with approximated physics. Useful for projects that require low resources consumption, or cheap effects with a good visual result.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10"><text:span text:style-name="T16">3 Setup</text:span></text:p>
      <text:p text:style-name="P10"><text:span text:style-name="T17"/></text:p>
      <text:p text:style-name="P11"><text:span text:style-name="T18">Please follow the setup to make the package work correctly:</text:span></text:p>
      <text:p text:style-name="P11"><text:span text:style-name="T19"/></text:p>
      <text:list text:style-name="L12">
        <text:list-item>
          <text:p text:style-name="P12"><text:span text:style-name="T20">Open<text:s/></text:span><text:span text:style-name="T21">"Prefabs"<text:s/></text:span><text:span text:style-name="T22">folder in path:<text:s/></text:span><text:span text:style-name="T23">"Assets/Physics Liquid Approximation/"</text:span><text:span text:style-name="T24">, and move<text:s/></text:span><text:span text:style-name="T25">"Container"</text:span><text:span text:style-name="T26"><text:s/>(if you want a standard Container) or<text:s/></text:span><text:span text:style-name="T27">"Character Container"<text:s/></text:span><text:span text:style-name="T28">(if you want a Container with third person controller) in the scene, to generate the gameobjects.</text:span></text:p>
        </text:list-item>
      </text:list>
      <text:p text:style-name="P13"><text:span text:style-name="T29"><text:tab/></text:span></text:p>
      <text:list text:style-name="L14">
        <text:list-item>
          <text:p text:style-name="P14"><text:span text:style-name="T30">From<text:s/></text:span><text:span text:style-name="T31">"Container Manager"<text:s/></text:span><text:span text:style-name="T32">script, and click on<text:s/></text:span><text:span text:style-name="T33">"Enable Physics Animation"<text:s/></text:span><text:span text:style-name="T34">or<text:s/></text:span><text:span text:style-name="T35">"Enable Static Animation",<text:s/></text:span><text:span text:style-name="T36">if</text:span><text:span text:style-name="T37"><text:s/></text:span><text:span text:style-name="T38">you want an approximated physics animation or a static looping animation.</text:span></text:p>
        </text:list-item>
      </text:list>
      <text:p text:style-name="P15"><text:span text:style-name="T39"/></text:p>
      <text:p text:style-name="P15"><text:span text:style-name="T39"/></text:p>
      <text:p text:style-name="P15"><text:span text:style-name="T39"/></text:p>
      <text:p text:style-name="P16"><text:span text:style-name="T40">7 Support</text:span></text:p>
      <text:p text:style-name="P17"><text:span text:style-name="T41"/></text:p>
      <text:p text:style-name="P18"><text:span text:style-name="T42">If you have any questions or suggestions, please use the Unity forum and write a PM to:</text:span></text:p>
      <text:p text:style-name="P19"><text:a xlink:href="http://forum.unity3d.com/members/h92.251779/"><text:span text:style-name="T43">http://forum.unity3d.com/members/h92.251779/</text:span></text:a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